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eXGyreTermes" svg:font-family="TeXGyreTermes"/>
    <style:font-face style:name="ToppanBunkyuMinchoPr6N-Regular-Identity-H" svg:font-family="ToppanBunkyuMinchoPr6N-Regular-Identity-H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MS Mincho1" svg:font-family="'MS Mincho'" style:font-adornments="Regular" style:font-pitch="variable"/>
    <style:font-face style:name="Times New Roman1" svg:font-family="'Times New Roman'" style:font-adornments="Regular" style:font-family-generic="roman" style:font-pitch="variable"/>
    <style:font-face style:name="MS Gothic1" svg:font-family="'MS Gothic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fo:font-size="18pt" officeooo:paragraph-rsid="000a5597" style:font-name-asian="MS Gothic1" style:font-size-asian="18pt" style:font-size-complex="18pt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Heading_20_1">
      <style:paragraph-properties fo:break-before="page"/>
      <style:text-properties officeooo:paragraph-rsid="000a5597"/>
    </style:style>
    <style:style style:name="P8" style:family="paragraph" style:parent-style-name="Text_20_body">
      <style:paragraph-properties fo:line-height="150%"/>
      <style:text-properties officeooo:paragraph-rsid="0003ceac"/>
    </style:style>
    <style:style style:name="P9" style:family="paragraph" style:parent-style-name="Text_20_body">
      <style:paragraph-properties fo:line-height="150%"/>
      <style:text-properties officeooo:rsid="00069c3b" officeooo:paragraph-rsid="00069c3b"/>
    </style:style>
    <style:style style:name="P10" style:family="paragraph" style:parent-style-name="Text_20_body">
      <style:text-properties officeooo:rsid="00084f41" officeooo:paragraph-rsid="00084f41"/>
    </style:style>
    <style:style style:name="P11" style:family="paragraph" style:parent-style-name="Subtitle">
      <style:text-properties officeooo:paragraph-rsid="0008f477"/>
    </style:style>
    <style:style style:name="P12" style:family="paragraph" style:parent-style-name="Footnote">
      <style:text-properties officeooo:rsid="00084f41" officeooo:paragraph-rsid="00084f41"/>
    </style:style>
    <style:style style:name="P13" style:family="paragraph" style:parent-style-name="Footer">
      <style:paragraph-properties fo:text-align="center" style:justify-single-word="false"/>
    </style:style>
    <style:style style:name="T1" style:family="text">
      <style:text-properties officeooo:rsid="0003ceac"/>
    </style:style>
    <style:style style:name="T2" style:family="text">
      <style:text-properties officeooo:rsid="00069c3b"/>
    </style:style>
    <style:style style:name="T3" style:family="text">
      <style:text-properties officeooo:rsid="0008f4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01x年度　修士論文</text:p>
      <text:p text:style-name="Title">教育学研究科・教育学部学位論文執筆要綱</text:p>
      <text:p text:style-name="P11">——生涯学習基盤経営コース及び教育実践・政策学コース向け——</text:p>
      <text:p text:style-name="P2">東京大学大学院　教育学研究科</text:p>
      <text:p text:style-name="P2">総合教育科学専攻</text:p>
      <text:p text:style-name="P5">生涯学習基盤経営コース</text:p>
      <text:p text:style-name="P4">23<text:span text:style-name="T3">-00000</text:span></text:p>
      <text:p text:style-name="P3">本郷　弥生</text:p>
      <text:p text:style-name="P1">指導教員：浅野 柏子　教授</text:p>
      <text:h text:style-name="P7" text:outline-level="1">第1章　見出し</text:h>
      <text:p text:style-name="P8">各章の内部は、論理的に章・節・項の3階層に収まるのが構成のわかりやすさと読みやすさの観点から望ましい。節・項の番号付けはハーバード方式（2.3.1 のような形式）とする。小項以下は箇条書きなどで適宜代用し、目次への記号の反映は任意とする。<text:span text:style-name="T1">提出年度と学位論文の種類(修士論文または卒業論文)を上余白40mm以上とって配置し、そこから 45mm 程度を空けて論文題目(サブタイトル含む)を置くこと。下余白30mm程度の位置に、自身の所属(大学・大学院名、学部・研究科名、学科・専攻名、コース名)、学籍番号、氏名、指導 教員名・職名を記述せよ。文字は全て中央揃えとする。表題紙にはページ番号を振らない。</text:span></text:p>
      <text:h text:style-name="Heading_20_2" text:outline-level="2"><text:span text:style-name="T2">1.1　</text:span>言語</text:h>
      <text:p text:style-name="P9">執筆に用いる言語は日本語または英語とする。ただし、教育学研究科修士論文要旨及び教育学部卒業論文要旨は必ず日本語で書くことになっている。以下、本節で説明するスタイルは日本語での執筆を対象とする。英語で執筆する際は、研究対象の領域に最も近い学術雑誌のスタイルガイドを選び、準拠すること<text:note text:id="ftn0" text:note-class="footnote"><text:note-citation>1</text:note-citation><text:note-body><text:p text:style-name="P12">WordでもLaTeXでも自動で入る</text:p></text:note-body></text:note>。その際、準拠したスタイルガイドは学位論文中に明記せよ。</text:p>
      <text:h text:style-name="Heading_20_3" text:outline-level="3">1.6.1　参照方法</text:h>
      <text:p text:style-name="P9">基本的には主語として「著者 (年)」とするか、文末に「(著者, 年)」を置く author-year 形式が望ましいが、一貫している限りにおいて number 形式(参考文献に番号を振り、「[1]」のように参照する)も可とする。</text:p>
      <text:p text:style-name="Quotations">論文書きでもっとも大切なのは，問を疑問文の形で切り出すことで，それがレトリックで言 う発見・構想です。もっとも大切だというのは，それができればつまり全体を貫く主な問が 何であるかを確定することができれば，論文の首尾一貫性，統一性を保証する基本的条件が 整ったことになるからです。</text:p>
      <text:p text:style-name="P10">Body テキストを書くとこのようにな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eXGyreTermes" svg:font-family="TeXGyreTermes"/>
    <style:font-face style:name="ToppanBunkyuMinchoPr6N-Regular-Identity-H" svg:font-family="ToppanBunkyuMinchoPr6N-Regular-Identity-H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MS Mincho1" svg:font-family="'MS Mincho'" style:font-adornments="Regular" style:font-pitch="variable"/>
    <style:font-face style:name="Times New Roman1" svg:font-family="'Times New Roman'" style:font-adornments="Regular" style:font-family-generic="roman" style:font-pitch="variable"/>
    <style:font-face style:name="MS Gothic1" svg:font-family="'MS Gothic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MS Mincho" style:font-size-asian="11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Mincho" style:font-size-asian="11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S Gothic" style:font-family-asian="'MS 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style:register-true="true" fo:text-indent="0.37cm" style:auto-text-indent="false" style:page-number="auto" fo:background-color="transparent" style:shadow="none" style:vertical-align="middle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20pt" fo:font-weight="bold" style:font-size-asian="20pt" style:font-weight-asian="bold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officeooo:rsid="00069c3b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 style:master-page-name="">
      <loext:graphic-properties draw:fill="none"/>
      <style:paragraph-properties fo:margin-left="1.499cm" fo:margin-right="0cm" fo:margin-top="0cm" fo:margin-bottom="0cm" loext:contextual-spacing="true" fo:line-height="150%" fo:text-align="justify" style:justify-single-word="false" style:register-true="false" fo:text-indent="0cm" style:auto-text-indent="false" style:page-number="auto" fo:background-color="transparent" style:shadow="none" style:writing-mode="page">
        <style:tab-stops/>
      </style:paragraph-properties>
      <style:text-properties officeooo:rsid="00084f4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4.5cm" fo:margin-bottom="0.21cm" loext:contextual-spacing="false" fo:text-align="center" style:justify-single-word="false" style:writing-mode="page"/>
      <style:text-properties fo:font-size="18pt" fo:font-weight="bold" style:font-size-asian="1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98cm" fo:margin-bottom="11.557cm" loext:contextual-spacing="false" fo:text-align="center" style:justify-single-word="false" style:writing-mode="page"/>
      <style:text-properties style:font-name="Times New Roman1" fo:font-family="'Times New Roman'" style:font-style-name="Regular" style:font-family-generic="roman" style:font-pitch="variable" fo:font-size="14pt" style:font-name-asian="MS Mincho1" style:font-family-asian="'MS Mincho'" style:font-style-name-asian="Regular" style:font-pitch-asian="variable" style:font-size-asian="14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2.499cm" fo:margin-right="2.499cm" style:register-truth-ref-style-name="Text_20_body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8:00:36.992372000</meta:creation-date>
    <dc:date>2017-07-18T21:54:37.662420000</dc:date>
    <meta:editing-duration>PT33M27S</meta:editing-duration>
    <meta:editing-cycles>5</meta:editing-cycles>
    <meta:generator>LibreOffice/5.3.4.2$MacOSX_X86_64 LibreOffice_project/f82d347ccc0be322489bf7da61d7e4ad13fe2ff3</meta:generator>
    <meta:document-statistic meta:table-count="0" meta:image-count="0" meta:object-count="0" meta:page-count="2" meta:paragraph-count="19" meta:word-count="859" meta:character-count="905" meta:non-whitespace-character-count="919"/>
  </office:meta>
</office:document-meta>
</file>